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Latin Modern Math" svg:font-family="'Latin Modern Math'" style:font-pitch="variable"/>
    <style:font-face style:name="Latin Modern Mono Caps" svg:font-family="'Latin Modern Mono Caps'" style:font-pitch="fixed"/>
    <style:font-face style:name="Latin Modern Mono Caps1" svg:font-family="'Latin Modern Mono Cap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99cm"/>
      <style:paragraph-properties style:writing-mode="lr-tb"/>
    </style:style>
    <style:style style:name="gr2" style:family="graphic" style:parent-style-name="standard">
      <style:graphic-properties svg:stroke-width="0.05cm" svg:stroke-color="#000000" draw:fill="none" draw:textarea-horizontal-align="justify" draw:textarea-vertical-align="middle" draw:auto-grow-height="false" fo:min-height="4.186cm" fo:min-width="3.936cm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Long_20_Dash" svg:stroke-width="0.05cm" svg:stroke-color="#000000" svg:stroke-linecap="butt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Long_20_Dot_20__28_Rounded_29_" svg:stroke-width="0.05cm" svg:stroke-color="#000000" svg:stroke-linecap="round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draw:stroke="none" svg:stroke-width="0.05cm" svg:stroke-color="#000000" draw:fill="none" draw:fill-color="#ffffff" fo:min-height="0.602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style:font-name="Latin Modern Mono Caps" fo:font-style="italic" style:font-style-asian="italic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Latin Modern Mono Caps" fo:font-style="italic" style:font-style-asian="italic" style:font-style-complex="italic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style:text-position="-8% 58%" style:font-name="Latin Modern Mono Caps" fo:font-style="italic" style:font-style-asian="italic" style:font-style-complex="italic"/>
    </style:style>
    <style:style style:name="T4" style:family="text">
      <style:text-properties style:text-position="0% 100%" style:font-name="Latin Modern Mono Caps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082cm" svg:height="1.449cm" svg:x="5.388cm" svg:y="8.905cm">
          <draw:text-box>
            <text:p text:style-name="P1"><text:span text:style-name="T1">B</text:span></text:p>
          </draw:text-box>
        </draw:frame>
        <draw:custom-shape draw:style-name="gr2" draw:text-style-name="P3" draw:layer="layout" svg:width="8.97cm" svg:height="8.97cm" svg:x="1.768cm" svg:y="0.518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3" draw:layer="layout" svg:x1="8.509cm" svg:y1="7.281cm" svg:x2="4.009cm" svg:y2="2.781cm">
          <text:p/>
        </draw:line>
        <draw:line draw:style-name="gr3" draw:text-style-name="P3" draw:layer="layout" svg:x1="4.055cm" svg:y1="7.181cm" svg:x2="8.455cm" svg:y2="2.781cm">
          <text:p/>
        </draw:line>
        <draw:line draw:style-name="gr4" draw:text-style-name="P3" draw:layer="layout" svg:x1="1.768cm" svg:y1="5.002cm" svg:x2="10.733cm" svg:y2="4.989cm">
          <text:p/>
        </draw:line>
        <draw:line draw:style-name="gr4" draw:text-style-name="P3" draw:layer="layout" svg:x1="6.249cm" svg:y1="9.479cm" svg:x2="6.249cm" svg:y2="0.514cm">
          <text:p/>
        </draw:line>
        <draw:custom-shape draw:style-name="gr5" draw:text-style-name="P4" draw:layer="layout" svg:width="0.162cm" svg:height="0.162cm" svg:x="1.7cm" svg:y="4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62cm" svg:height="0.162cm" svg:x="6.181cm" svg:y="9.3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62cm" svg:height="0.162cm" svg:x="8.406cm" svg:y="7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62cm" svg:height="0.162cm" svg:x="10.639cm" svg:y="4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62cm" svg:height="0.162cm" svg:x="8.416cm" svg:y="2.6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62cm" svg:height="0.162cm" svg:x="6.168cm" svg:y="0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62cm" svg:height="0.162cm" svg:x="3.893cm" svg:y="2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62cm" svg:height="0.162cm" svg:x="3.919cm" svg:y="7.1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1.082cm" svg:height="1.449cm" svg:x="1.021cm" svg:y="4.284cm">
          <draw:text-box>
            <text:p text:style-name="P1"><text:span text:style-name="T1">A</text:span></text:p>
          </draw:text-box>
        </draw:frame>
        <draw:frame draw:style-name="gr1" draw:text-style-name="P2" draw:layer="layout" svg:width="1.082cm" svg:height="1.449cm" svg:x="5.39cm" svg:y="-0.097cm">
          <draw:text-box>
            <text:p text:style-name="P1"><text:span text:style-name="T1">C</text:span></text:p>
          </draw:text-box>
        </draw:frame>
        <draw:frame draw:style-name="gr1" draw:text-style-name="P2" draw:layer="layout" svg:width="1.082cm" svg:height="1.449cm" svg:x="10.571cm" svg:y="4.28cm">
          <draw:text-box>
            <text:p text:style-name="P1"><text:span text:style-name="T1">D</text:span></text:p>
          </draw:text-box>
        </draw:frame>
        <draw:frame draw:style-name="gr6" draw:text-style-name="P6" draw:layer="layout" svg:width="1.237cm" svg:height="0.902cm" draw:transform="rotate (-0.785398163397449) translate (7.513cm 1.268cm)">
          <draw:text-box>
            <text:p text:style-name="P5"><text:span text:style-name="T2">IV</text:span></text:p>
          </draw:text-box>
        </draw:frame>
        <draw:frame draw:style-name="gr6" draw:text-style-name="P6" draw:layer="layout" svg:width="1.237cm" svg:height="0.902cm" draw:transform="rotate (-0.785398163397449) translate (9.588cm 3.299cm)">
          <draw:text-box>
            <text:p text:style-name="P5"><text:span text:style-name="T2">IV</text:span></text:p>
          </draw:text-box>
        </draw:frame>
        <draw:frame draw:style-name="gr6" draw:text-style-name="P6" draw:layer="layout" svg:width="1.237cm" svg:height="0.902cm" draw:transform="rotate (-0.785398163397449) translate (2.926cm 5.643cm)">
          <draw:text-box>
            <text:p text:style-name="P5"><text:span text:style-name="T2">III</text:span></text:p>
          </draw:text-box>
        </draw:frame>
        <draw:frame draw:style-name="gr6" draw:text-style-name="P6" draw:layer="layout" svg:width="1.237cm" svg:height="0.902cm" draw:transform="rotate (-0.785398163397449) translate (5.186cm 7.871cm)">
          <draw:text-box>
            <text:p text:style-name="P5"><text:span text:style-name="T2">III</text:span></text:p>
          </draw:text-box>
        </draw:frame>
        <draw:frame draw:style-name="gr6" draw:text-style-name="P6" draw:layer="layout" svg:width="0.853cm" svg:height="0.902cm" draw:transform="rotate (0.785398163397448) translate (7.174cm 8.056cm)">
          <draw:text-box>
            <text:p text:style-name="P5"><text:span text:style-name="T2">II</text:span></text:p>
          </draw:text-box>
        </draw:frame>
        <draw:frame draw:style-name="gr6" draw:text-style-name="P6" draw:layer="layout" svg:width="0.853cm" svg:height="0.902cm" draw:transform="rotate (0.785398163397448) translate (9.33cm 5.876cm)">
          <draw:text-box>
            <text:p text:style-name="P5"><text:span text:style-name="T2">II</text:span></text:p>
          </draw:text-box>
        </draw:frame>
        <draw:frame draw:style-name="gr6" draw:text-style-name="P6" draw:layer="layout" svg:width="0.853cm" svg:height="0.902cm" draw:transform="rotate (0.785398163397448) translate (4.84cm 1.411cm)">
          <draw:text-box>
            <text:p text:style-name="P5"><text:span text:style-name="T2">I</text:span></text:p>
          </draw:text-box>
        </draw:frame>
        <draw:frame draw:style-name="gr6" draw:text-style-name="P6" draw:layer="layout" svg:width="0.853cm" svg:height="0.902cm" draw:transform="rotate (0.785398163397448) translate (2.517cm 3.702cm)">
          <draw:text-box>
            <text:p text:style-name="P5"><text:span text:style-name="T2">I</text:span></text:p>
          </draw:text-box>
        </draw:frame>
        <draw:frame draw:style-name="gr1" draw:text-style-name="P2" draw:layer="layout" svg:width="1.082cm" svg:height="1.449cm" svg:x="5.39cm" svg:y="4.009cm">
          <draw:text-box>
            <text:p text:style-name="P1"><text:span text:style-name="T1">O</text:span></text:p>
          </draw:text-box>
        </draw:frame>
        <draw:custom-shape draw:style-name="gr5" draw:text-style-name="P4" draw:layer="layout" svg:width="0.162cm" svg:height="0.162cm" svg:x="6.176cm" svg:y="4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1.082cm" svg:height="1.449cm" svg:x="3.199cm" svg:y="1.83cm">
          <draw:text-box>
            <text:p text:style-name="P1"><text:span text:style-name="T1">P</text:span><text:span text:style-name="T3">1</text:span></text:p>
          </draw:text-box>
        </draw:frame>
        <draw:frame draw:style-name="gr1" draw:text-style-name="P2" draw:layer="layout" svg:width="1.082cm" svg:height="1.449cm" svg:x="8.388cm" svg:y="1.85cm">
          <draw:text-box>
            <text:p text:style-name="P1"><text:span text:style-name="T4">T</text:span><text:span text:style-name="T3">2</text:span></text:p>
          </draw:text-box>
        </draw:frame>
        <draw:frame draw:style-name="gr1" draw:text-style-name="P2" draw:layer="layout" svg:width="1.082cm" svg:height="1.449cm" svg:x="3.123cm" svg:y="6.984cm">
          <draw:text-box>
            <text:p text:style-name="P1"><text:span text:style-name="T4">T</text:span><text:span text:style-name="T3">1</text:span></text:p>
          </draw:text-box>
        </draw:frame>
        <draw:frame draw:style-name="gr1" draw:text-style-name="P2" draw:layer="layout" svg:width="1.082cm" svg:height="1.449cm" svg:x="8.455cm" svg:y="7.009cm">
          <draw:text-box>
            <text:p text:style-name="P1"><text:span text:style-name="T1">P</text:span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Latin Modern Math" svg:font-family="'Latin Modern Math'" style:font-pitch="variable"/>
    <style:font-face style:name="Latin Modern Mono Caps" svg:font-family="'Latin Modern Mono Caps'" style:font-pitch="fixed"/>
    <style:font-face style:name="Latin Modern Mono Caps1" svg:font-family="'Latin Modern Mono Cap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8T10:15:37.463752149</meta:creation-date>
    <dc:date>2022-08-17T17:27:12.897117803</dc:date>
    <meta:editing-duration>PT5H15M57S</meta:editing-duration>
    <meta:editing-cycles>14</meta:editing-cycles>
    <meta:generator>LibreOffice/7.3.4.2$Linux_X86_64 LibreOffice_project/30$Build-2</meta:generator>
    <meta:document-statistic meta:object-count="31"/>
  </office:meta>
</office:document-meta>
</file>